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wrap-option="wrap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3.930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lavr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tar</text:p>
          </table:table-cell>
          <table:table-cell table:number-columns-repeated="16383"/>
        </table:table-row>
        <table:table-row table:number-rows-repeated="1047863" table:style-name="ro1">
          <table:table-cell table:number-columns-repeated="16384"/>
        </table:table-row>
      </table:table>
      <table:table table:name="ExpressoesAcento" table:style-name="ta2">
        <table:table-column table:style-name="co2" table:default-cell-style-name="ce3"/>
        <table:table-column table:style-name="co1" table:number-columns-repeated="3" table:default-cell-style-name="ce1"/>
        <table:table-column table:style-name="co1" table:number-columns-repeated="6" table:default-cell-style-name="ce3"/>
        <table:table-column table:style-name="co1" table:number-columns-repeated="16374" table:default-cell-style-name="ce1"/>
        <table:table-row table:style-name="ro1">
          <table:table-cell office:value-type="string" table:style-name="ce2">
            <text:p>(?=(b|c|ç|d|f|gu|g|ch|nh|lh|j|l|m|n|p|qu|rr|ss|t|v|x|z|pr|br|tr|dr|cr|gr|fr|vr|pl|bl|cl|gl|fl)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pbtdcgfvr])(?=r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s)(?=s[áàâã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=^[áàâéèêíìîóòôúùû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[aeiou])(?=(ão)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=a)(?=[íú]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|qu|rr|ss|t|v|x|z|pr|br|tr|dr|cr|gr|fr|vr|pl|bl|cl|gl|fl)(a|e|i|o|u|ei|oi|ui|ao|au|eu|i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9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ei|oi|ui|ao|au|eu|iu|ou)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^[aeiou][rlsz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ais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a)(?=i[r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3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ieo])(?=[aeo]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=[bcçdfhjklmnpsrtvxwz]u)(?=a[rszl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&lt;!s)(?=s(ai|ei|oi|ui|ao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ai|ei|oi|ui|au|eu|iu|ou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1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[hlrs][aiou][m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^(b|c|ç|d|f|gu|g|ch|j|m|n|p|qu|r|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l|m|n|p|qu|r|rr|s|ss|t|v|x|z|pr|br|tr|dr|cr|gr|fr|vr|pl|bl|cl|gl|fl)[i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3</text:p>
          </table:table-cell>
          <table:table-cell table:number-columns-repeated="16381" table:style-name="ce3"/>
        </table:table-row>
        <table:table-row table:style-name="ro3">
          <table:table-cell office:value-type="string" table:style-name="ce4">
            <text:p>(?&lt;!ˈ.*)(?=(b|c|ç|d|f|gu|g|ch|nh|lh|j|m|n|p|qu|rr|ss|t|v|x|z|pr|br|tr|dr|cr|gr|fr|vr|pl|bl|cl|gl|fl)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r])(?=r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pbtdcgfv])(?=l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s)(?=s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7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&lt;![cln])(?=h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8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ˈ.*)(?=(b|c|ç|d|f|gu|g|ch|nh|lh|j|m|n|p|qu|rr|ss|t|v|x|z|pr|br|tr|dr|cr|gr|fr|vr|pl|bl|cl|gl|fl)(a|e|i|o|u|ai|ei|oi|ui|ao|au|eu|iu|ou)[lrsx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2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ˈ.*)(?=(b|c|ç|d|f|gu|g|ch|nh|lh|j|m|n|p|qu|rr|ss|t|v|x|z|pr|br|tr|dr|cr|gr|fr|vr|pl|bl|cl|gl|fl)(a|e|i|o|u|ai|ei|oi|ui|ao|au|eu|iu|ou)[r][ls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0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1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2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cln])(?=h(a|e|i|o|u|ai|ei|oi|ui|ao|au|eu|iu|ou)[lrs](b|c|ç|d|f|gu|g|ch|nh|lh|j|m|n|p|qu|rr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3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4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4">
            <text:p>(?&lt;![áàãâéèêíìîóòõôúùû]<text:span text:style-name="T2">.*</text:span>)(?&lt;![pbtdcgfvr])(?=r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5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[pbtdcgfv])(?=l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6</text:p>
          </table:table-cell>
          <table:table-cell table:number-columns-repeated="16381" table:style-name="ce3"/>
        </table:table-row>
        <table:table-row table:style-name="ro2">
          <table:table-cell office:value-type="string" table:style-name="ce2">
            <text:p>(?&lt;![áàãâéèêíìîóòõôúùû]<text:span text:style-name="T2">.*</text:span>)(?&lt;!s)(?=s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7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p|qu|rr|ss|t|v|x|z|pr|br|tr|dr|cr|gr|fr|vr|pl|bl|cl|gl|fl)(ai|ei|oi|ui|ao|au|eu|iu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(b|c|ç|d|f|gu|g|ch|nh|lh|j|m|n|l|p|qu|rr|ss|t|v|x|z|pr|br|tr|dr|cr|gr|fr|vr|pl|bl|cl|gl|fl)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3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ieo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[u]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|e|i|o|u|ai|ei|oi|ui|ao|au|eu|iu|ou)[lrs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4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5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6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aeio])(?=[aeiou][mn](b|c|ç|d|f|gu|g|ch|nh|lh|j|l|m|n|p|qu|r|rr|s|ss|t|v|x|z|pr|br|tr|dr|cr|gr|fr|vr|pl|bl|cl|gl|fl)[aoe]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7</text:p>
          </table:table-cell>
          <table:table-cell table:number-columns-repeated="16381" table:style-name="ce3"/>
        </table:table-row>
        <table:table-row table:style-name="ro4">
          <table:table-cell office:value-type="string" table:style-name="ce4">
            <text:p>(?&lt;![áàãâéèêíìîóòõôúùû]<text:span text:style-name="T2">.*</text:span>)(?=(b|c|ç|d|f|gu|g|ch|nh|lh|j|m|n|p|qu|rr|ss|t|v|x|z|pr|br|tr|dr|cr|gr|fr|vr|pl|bl|cl|gl|fl)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8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r])(?=r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49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pbtdcgfv])(?=l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0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s)(?=s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1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![cln])(?=h(a|e|i|o|u|ai|ei|oi|ui|ao|au|eu|iu|ou)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2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&lt;=[ieo])(?=[aeo](b|c|ç|d|f|gu|g|ch|nh|lh|j|l|m|n|p|qu|r|rr|s|ss|t|v|x|z|pr|br|tr|dr|cr|gr|fr|vr|pl|bl|cl|gl|fl)(em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3</text:p>
          </table:table-cell>
          <table:table-cell table:number-columns-repeated="16381" table:style-name="ce3"/>
        </table:table-row>
        <table:table-row table:style-name="ro1">
          <table:table-cell office:value-type="string" table:style-name="ce2">
            <text:p>(?&lt;![áàãâéèêíìîóòõôúùû].*)(?=^(ah|oh)$)</text:p>
          </table:table-cell>
          <table:table-cell office:value-type="string" table:style-name="ce2">
            <text:p>ˈ</text:p>
          </table:table-cell>
          <table:table-cell office:value-type="string" table:style-name="ce3">
            <text:p>A54</text:p>
          </table:table-cell>
          <table:table-cell table:number-columns-repeated="16381" table:style-name="ce3"/>
        </table:table-row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1">
          <table:table-cell table:style-name="ce3"/>
          <table:table-cell table:style-name="ce5"/>
          <table:table-cell table:number-columns-repeated="2" table:style-name="ce1"/>
          <table:table-cell table:number-columns-repeated="16380"/>
        </table:table-row>
        <table:table-row table:number-rows-repeated="1048520" table:style-name="ro1">
          <table:table-cell table:number-columns-repeated="16384"/>
        </table:table-row>
      </table:table>
      <table:database-ranges>
        <table:database-range table:target-range-address="Palavras.A1:Palavras.A71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eonor Martins</dc:creator>
    <dc:date>2025-06-23T08:47:49Z</dc:date>
  </office:meta>
</office:document-meta>
</file>